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999999" draw:textarea-horizontal-align="justify" draw:textarea-vertical-align="middle" draw:auto-grow-height="false" fo:min-height="1.95cm" fo:min-width="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min-height="6.25cm" fo:min-width="9.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min-height="6.15cm" fo:min-width="9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1.25cm" fo:min-width="0.86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1.15cm" fo:min-width="0.76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-width="0.35cm" draw:fill="solid" draw:fill-color="#000000" draw:textarea-vertical-align="middle" draw:auto-grow-height="false" fo:min-height="1.35cm" fo:min-width="0.35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solid" draw:fill-color="#000000" draw:textarea-horizontal-align="justify" draw:textarea-vertical-align="middle" draw:auto-grow-height="false" fo:min-height="0.1cm" fo:min-width="1.64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cm" svg:stroke-color="#ff0000" draw:marker-start-width="0.35cm" draw:marker-end-width="0.35cm" draw:fill="solid" draw:fill-color="#000000" draw:textarea-horizontal-align="justify" draw:textarea-vertical-align="middle" draw:auto-grow-height="false" fo:min-height="0.25cm" fo:min-width="1.42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5cm" draw:marker-end-width="0.35cm" draw:fill="solid" draw:fill-color="#000000" draw:textarea-horizontal-align="justify" draw:textarea-vertical-align="middle" draw:auto-grow-height="false" fo:min-height="0.15cm" fo:min-width="0.045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35cm" draw:marker-end-width="0.35cm" draw:fill="solid" draw:fill-color="#000000" draw:textarea-horizontal-align="justify" draw:textarea-vertical-align="middle" draw:auto-grow-height="false" fo:min-height="0.15cm" fo:min-width="1.066cm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super 58%" fo:font-size="28pt" style:font-size-asian="28pt" style:font-size-complex="28pt"/>
    </style:style>
    <style:style style:name="T4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style:text-position="sub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2.2cm" svg:x="1cm" svg:y="5.1cm">
          <text:p text:style-name="P1"><text:span text:style-name="T1"><text:s/></text:span><text:span text:style-name="T1">Zinc</text:span><text:span text:style-name="T2">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47cm" svg:height="1.389cm" svg:x="2.3cm" svg:y="3.1cm">
          <draw:text-box>
            <text:p text:style-name="P2"><text:span text:style-name="T2">H</text:span><text:span text:style-name="T3">+</text:span></text:p>
          </draw:text-box>
        </draw:frame>
        <draw:frame draw:style-name="gr2" draw:text-style-name="P2" draw:layer="layout" svg:width="1.547cm" svg:height="1.389cm" svg:x="6.153cm" svg:y="1.9cm">
          <draw:text-box>
            <text:p text:style-name="P2"><text:span text:style-name="T2">H</text:span><text:span text:style-name="T3">+</text:span></text:p>
          </draw:text-box>
        </draw:frame>
        <draw:custom-shape draw:style-name="gr3" draw:text-style-name="P3" draw:layer="layout" svg:width="10cm" svg:height="6.5cm" svg:x="0.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cm" svg:height="6.5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63cm" svg:height="1.5cm" svg:x="0.637cm" svg:y="1.1cm">
          <text:p text:style-name="P4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63cm" svg:height="1.5cm" svg:x="10.6cm" svg:y="1.1cm">
          <text:p text:style-name="P4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cm" svg:height="6.5cm" svg:x="0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63cm" svg:height="1.5cm" svg:x="0.6cm" svg:y="7.6cm">
          <text:p text:style-name="P4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cm" svg:height="6.5cm" svg:x="10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63cm" svg:height="1.5cm" svg:x="10.6cm" svg:y="7.6cm">
          <text:p text:style-name="P4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2.2cm" svg:x="11cm" svg:y="5.1cm">
          <text:p text:style-name="P1"><text:span text:style-name="T1"><text:s/></text:span><text:span text:style-name="T1">Zinc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2.2cm" svg:x="0.9cm" svg:y="11.6cm">
          <text:p text:style-name="P1"><text:span text:style-name="T1"><text:s/></text:span><text:span text:style-name="T1">Zinc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2.2cm" svg:x="10.9cm" svg:y="11.6cm">
          <text:p text:style-name="P1"><text:span text:style-name="T1"><text:s/></text:span><text:span text:style-name="T1">Zinc</text:span><text:span text:style-name="T2">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47cm" svg:height="1.389cm" svg:x="12.6cm" svg:y="4.011cm">
          <draw:text-box>
            <text:p text:style-name="P2"><text:span text:style-name="T2">H</text:span><text:span text:style-name="T3">+</text:span></text:p>
          </draw:text-box>
        </draw:frame>
        <draw:frame draw:style-name="gr2" draw:text-style-name="P2" draw:layer="layout" svg:width="1.547cm" svg:height="1.389cm" svg:x="16.453cm" svg:y="4.011cm">
          <draw:text-box>
            <text:p text:style-name="P2"><text:span text:style-name="T2">H</text:span><text:span text:style-name="T3">+</text:span></text:p>
          </draw:text-box>
        </draw:frame>
        <draw:frame draw:style-name="gr2" draw:text-style-name="P2" draw:layer="layout" svg:width="1.243cm" svg:height="1.389cm" svg:x="11.3cm" svg:y="5.011cm">
          <draw:text-box>
            <text:p text:style-name="P2"><text:span text:style-name="T5">e</text:span><text:span text:style-name="T3">-</text:span></text:p>
          </draw:text-box>
        </draw:frame>
        <draw:frame draw:style-name="gr2" draw:text-style-name="P2" draw:layer="layout" svg:width="1.243cm" svg:height="1.389cm" svg:x="18.1cm" svg:y="5.011cm">
          <draw:text-box>
            <text:p text:style-name="P2"><text:span text:style-name="T5">e</text:span><text:span text:style-name="T3">-</text:span></text:p>
          </draw:text-box>
        </draw:frame>
        <draw:custom-shape draw:style-name="gr7" draw:text-style-name="P3" draw:layer="layout" svg:width="0.958cm" svg:height="1.7cm" draw:transform="rotate (1.54269652583779) translate (16.485cm 5.9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7" draw:text-style-name="P3" draw:layer="layout" svg:width="0.958cm" svg:height="1.7cm" draw:transform="rotate (1.54269652583779) translate (12.185cm 5.988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2" draw:layer="layout" svg:width="1.213cm" svg:height="1.352cm" svg:x="2.7cm" svg:y="10.5cm">
          <draw:text-box>
            <text:p text:style-name="P2"><text:span text:style-name="T2">H</text:span></text:p>
          </draw:text-box>
        </draw:frame>
        <draw:frame draw:style-name="gr2" draw:text-style-name="P2" draw:layer="layout" svg:width="1.213cm" svg:height="1.352cm" svg:x="6.553cm" svg:y="10.5cm">
          <draw:text-box>
            <text:p text:style-name="P2"><text:span text:style-name="T2">H</text:span></text:p>
          </draw:text-box>
        </draw:frame>
        <draw:custom-shape draw:style-name="gr8" draw:text-style-name="P3" draw:layer="layout" svg:width="2.8cm" svg:height="0.9cm" svg:x="3.7cm" svg:y="10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layer="layout" svg:width="0.502cm" svg:height="0.962cm" svg:x="14.9cm" svg:y="11cm">
          <draw:text-box>
            <text:p/>
          </draw:text-box>
        </draw:frame>
        <draw:frame draw:style-name="gr2" draw:text-style-name="P2" draw:layer="layout" svg:width="1.531cm" svg:height="1.678cm" svg:x="14.587cm" svg:y="10.048cm">
          <draw:text-box>
            <text:p text:style-name="P2"><text:span text:style-name="T2">H</text:span><text:span text:style-name="T6">2</text:span></text:p>
          </draw:text-box>
        </draw:frame>
        <draw:custom-shape draw:style-name="gr10" draw:text-style-name="P3" draw:layer="layout" svg:width="2.2cm" svg:height="1cm" draw:transform="rotate (0.648564350041093) translate (15.321cm 9.9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0.737cm" svg:height="1cm" draw:transform="rotate (-1.57585778162568) translate (3.418cm 4.3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1.903cm" svg:height="1cm" draw:transform="rotate (-1.57585778162568) translate (7.212cm 3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21:06:52.276000000</meta:creation-date>
    <meta:generator>LibreOffice/4.3.2.2$Windows_x86 LibreOffice_project/edfb5295ba211bd31ad47d0bad0118690f76407d</meta:generator>
    <dc:date>2015-04-21T21:31:29.634000000</dc:date>
    <meta:editing-duration>PT8M29S</meta:editing-duration>
    <meta:editing-cycles>2</meta:editing-cycles>
    <meta:document-statistic meta:object-count="28"/>
  </office:meta>
</office:document-meta>
</file>